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valu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getPropert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Map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recoverRunningVersion( TestElement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roperty.setMap( Map new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setObjectValue( Objec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roperty.addProperty( String name , JMeter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ropert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roperty.addProperty( JMeter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.clone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Property.setRunningVersion( boolean run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roperty.MapProperty( String name , Map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